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0eae" officeooo:paragraph-rsid="00140eae"/>
    </style:style>
    <style:style style:name="P2" style:family="paragraph" style:parent-style-name="Standard">
      <style:text-properties officeooo:rsid="0014db60" officeooo:paragraph-rsid="0014db60"/>
    </style:style>
    <style:style style:name="P3" style:family="paragraph" style:parent-style-name="Standard">
      <style:text-properties officeooo:rsid="0016285a" officeooo:paragraph-rsid="0016285a"/>
    </style:style>
    <style:style style:name="P4" style:family="paragraph" style:parent-style-name="Standard">
      <style:text-properties officeooo:rsid="00166432" officeooo:paragraph-rsid="00166432"/>
    </style:style>
    <style:style style:name="P5" style:family="paragraph" style:parent-style-name="Standard">
      <style:text-properties officeooo:rsid="0017ff03" officeooo:paragraph-rsid="0017ff03"/>
    </style:style>
    <style:style style:name="P6" style:family="paragraph" style:parent-style-name="Standard">
      <style:text-properties officeooo:rsid="0017ff03" officeooo:paragraph-rsid="0019cdc9"/>
    </style:style>
    <style:style style:name="P7" style:family="paragraph" style:parent-style-name="Standard">
      <style:text-properties officeooo:rsid="0019cdc9" officeooo:paragraph-rsid="0019cdc9"/>
    </style:style>
    <style:style style:name="P8" style:family="paragraph" style:parent-style-name="Standard">
      <style:text-properties officeooo:rsid="001dab87" officeooo:paragraph-rsid="001dab87"/>
    </style:style>
    <style:style style:name="P9" style:family="paragraph" style:parent-style-name="Standard">
      <style:text-properties officeooo:rsid="001e1df9" officeooo:paragraph-rsid="001e1df9"/>
    </style:style>
    <style:style style:name="P10" style:family="paragraph" style:parent-style-name="Standard">
      <style:text-properties officeooo:rsid="0022adc0" officeooo:paragraph-rsid="0022adc0"/>
    </style:style>
    <style:style style:name="P11" style:family="paragraph" style:parent-style-name="Standard">
      <style:text-properties officeooo:rsid="00253413" officeooo:paragraph-rsid="00253413"/>
    </style:style>
    <style:style style:name="P12" style:family="paragraph" style:parent-style-name="Standard">
      <style:text-properties officeooo:rsid="0026e651" officeooo:paragraph-rsid="0026e651"/>
    </style:style>
    <style:style style:name="P13" style:family="paragraph" style:parent-style-name="Standard">
      <style:text-properties officeooo:rsid="002b73da" officeooo:paragraph-rsid="002b73da"/>
    </style:style>
    <style:style style:name="P14" style:family="paragraph" style:parent-style-name="Standard">
      <style:text-properties officeooo:rsid="002c2d50" officeooo:paragraph-rsid="002c2d50"/>
    </style:style>
    <style:style style:name="P15" style:family="paragraph" style:parent-style-name="Standard">
      <style:text-properties fo:language="en" fo:country="US" officeooo:rsid="002df17e" officeooo:paragraph-rsid="002df17e"/>
    </style:style>
    <style:style style:name="P16" style:family="paragraph" style:parent-style-name="Standard">
      <style:text-properties fo:language="en" fo:country="US" officeooo:rsid="00302414" officeooo:paragraph-rsid="00302414"/>
    </style:style>
    <style:style style:name="P17" style:family="paragraph" style:parent-style-name="Standard">
      <style:text-properties fo:language="en" fo:country="US" officeooo:rsid="00314f19" officeooo:paragraph-rsid="00314f19"/>
    </style:style>
    <style:style style:name="P18" style:family="paragraph" style:parent-style-name="Standard">
      <style:text-properties officeooo:rsid="00314f19" officeooo:paragraph-rsid="00314f19"/>
    </style:style>
    <style:style style:name="P19" style:family="paragraph" style:parent-style-name="Standard">
      <style:text-properties officeooo:rsid="0032f999" officeooo:paragraph-rsid="0032f999"/>
    </style:style>
    <style:style style:name="P20" style:family="paragraph" style:parent-style-name="Standard">
      <style:text-properties officeooo:rsid="0033e6cb" officeooo:paragraph-rsid="0033e6cb"/>
    </style:style>
    <style:style style:name="P21" style:family="paragraph" style:parent-style-name="Standard">
      <style:text-properties officeooo:rsid="0035753b" officeooo:paragraph-rsid="0035753b"/>
    </style:style>
    <style:style style:name="P22" style:family="paragraph" style:parent-style-name="Standard" style:list-style-name="L1">
      <style:text-properties officeooo:rsid="0037085f" officeooo:paragraph-rsid="0037085f"/>
    </style:style>
    <style:style style:name="P23" style:family="paragraph" style:parent-style-name="Standard">
      <style:text-properties officeooo:rsid="00386b75" officeooo:paragraph-rsid="00386b75"/>
    </style:style>
    <style:style style:name="P24" style:family="paragraph" style:parent-style-name="Standard">
      <style:text-properties officeooo:rsid="00389949" officeooo:paragraph-rsid="00389949"/>
    </style:style>
    <style:style style:name="P25" style:family="paragraph" style:parent-style-name="Standard" style:list-style-name="L3">
      <style:text-properties officeooo:rsid="003951fb" officeooo:paragraph-rsid="003951fb"/>
    </style:style>
    <style:style style:name="P26" style:family="paragraph" style:parent-style-name="Standard" style:list-style-name="L3">
      <style:text-properties officeooo:rsid="003af521" officeooo:paragraph-rsid="003af521"/>
    </style:style>
    <style:style style:name="P27" style:family="paragraph" style:parent-style-name="Standard" style:list-style-name="L3">
      <style:text-properties officeooo:rsid="003c4158" officeooo:paragraph-rsid="003c4158"/>
    </style:style>
    <style:style style:name="P28" style:family="paragraph" style:parent-style-name="Standard" style:list-style-name="L3">
      <style:text-properties officeooo:rsid="004049e8" officeooo:paragraph-rsid="004049e8"/>
    </style:style>
    <style:style style:name="P29" style:family="paragraph" style:parent-style-name="Standard" style:list-style-name="L3">
      <style:text-properties officeooo:rsid="0041f352" officeooo:paragraph-rsid="0041f352"/>
    </style:style>
    <style:style style:name="P30" style:family="paragraph" style:parent-style-name="Standard" style:list-style-name="L3">
      <style:text-properties officeooo:rsid="0043c158" officeooo:paragraph-rsid="0043c158"/>
    </style:style>
    <style:style style:name="P31" style:family="paragraph" style:parent-style-name="Standard">
      <style:text-properties officeooo:rsid="004490e0" officeooo:paragraph-rsid="004490e0"/>
    </style:style>
    <style:style style:name="T1" style:family="text">
      <style:text-properties fo:language="ru" fo:country="RU" fo:font-style="italic" officeooo:rsid="003e4d8d" style:font-style-asian="italic" style:font-style-complex="italic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ru" fo:country="RU" fo:font-style="normal" officeooo:rsid="001d28e1" style:font-style-asian="normal" style:font-style-complex="normal"/>
    </style:style>
    <style:style style:name="T4" style:family="text">
      <style:text-properties fo:language="ru" fo:country="RU" fo:font-style="normal" officeooo:rsid="00180ea2" style:font-style-asian="normal" style:font-style-complex="normal"/>
    </style:style>
    <style:style style:name="T5" style:family="text">
      <style:text-properties fo:language="ru" fo:country="RU" fo:font-style="normal" officeooo:rsid="00198dbf" style:font-style-asian="normal" style:font-style-complex="normal"/>
    </style:style>
    <style:style style:name="T6" style:family="text">
      <style:text-properties fo:language="ru" fo:country="RU" fo:font-style="normal" officeooo:rsid="001d0cdb" style:font-style-asian="normal" style:font-style-complex="normal"/>
    </style:style>
    <style:style style:name="T7" style:family="text">
      <style:text-properties fo:language="ru" fo:country="RU" fo:font-style="normal" officeooo:rsid="001d9cec" style:font-style-asian="normal" style:font-style-complex="normal"/>
    </style:style>
    <style:style style:name="T8" style:family="text">
      <style:text-properties fo:language="ru" fo:country="RU" fo:font-style="normal" officeooo:rsid="0020ea90" style:font-style-asian="normal" style:font-style-complex="normal"/>
    </style:style>
    <style:style style:name="T9" style:family="text">
      <style:text-properties fo:language="ru" fo:country="RU" fo:font-style="normal" officeooo:rsid="00244d79" style:font-style-asian="normal" style:font-style-complex="normal"/>
    </style:style>
    <style:style style:name="T10" style:family="text">
      <style:text-properties fo:language="ru" fo:country="RU" fo:font-style="normal" officeooo:rsid="0029d704" style:font-style-asian="normal" style:font-style-complex="normal"/>
    </style:style>
    <style:style style:name="T11" style:family="text">
      <style:text-properties fo:language="ru" fo:country="RU" fo:font-style="normal" officeooo:rsid="0030629b" style:font-style-asian="normal" style:font-style-complex="normal"/>
    </style:style>
    <style:style style:name="T12" style:family="text">
      <style:text-properties fo:language="ru" fo:country="RU" fo:font-style="normal" officeooo:rsid="00309431" style:font-style-asian="normal" style:font-style-complex="normal"/>
    </style:style>
    <style:style style:name="T13" style:family="text">
      <style:text-properties fo:language="ru" fo:country="RU" fo:font-style="normal" officeooo:rsid="00314f19" style:font-style-asian="normal" style:font-style-complex="normal"/>
    </style:style>
    <style:style style:name="T14" style:family="text">
      <style:text-properties fo:language="ru" fo:country="RU" fo:font-style="normal" officeooo:rsid="00336ac1" style:font-style-asian="normal" style:font-style-complex="normal"/>
    </style:style>
    <style:style style:name="T15" style:family="text">
      <style:text-properties fo:language="ru" fo:country="RU" fo:font-style="normal" officeooo:rsid="0035753b" style:font-style-asian="normal" style:font-style-complex="normal"/>
    </style:style>
    <style:style style:name="T16" style:family="text">
      <style:text-properties fo:language="ru" fo:country="RU" fo:font-style="normal" officeooo:rsid="0037085f" style:font-style-asian="normal" style:font-style-complex="normal"/>
    </style:style>
    <style:style style:name="T17" style:family="text">
      <style:text-properties fo:language="ru" fo:country="RU" fo:font-style="normal" officeooo:rsid="00389949" style:font-style-asian="normal" style:font-style-complex="normal"/>
    </style:style>
    <style:style style:name="T18" style:family="text">
      <style:text-properties fo:language="ru" fo:country="RU" fo:font-style="normal" officeooo:rsid="003951fb" style:font-style-asian="normal" style:font-style-complex="normal"/>
    </style:style>
    <style:style style:name="T19" style:family="text">
      <style:text-properties fo:language="ru" fo:country="RU" fo:font-style="normal" officeooo:rsid="003dc57f" style:font-style-asian="normal" style:font-style-complex="normal"/>
    </style:style>
    <style:style style:name="T20" style:family="text">
      <style:text-properties fo:language="ru" fo:country="RU" fo:font-style="normal" officeooo:rsid="003e4d8d" style:font-style-asian="normal" style:font-style-complex="normal"/>
    </style:style>
    <style:style style:name="T21" style:family="text">
      <style:text-properties fo:language="ru" fo:country="RU" fo:font-style="normal" officeooo:rsid="0041f352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fa680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П</text:span><text:span text:style-name="T2">равила:</text:span></text:p>
      <text:p text:style-name="P1"><text:span text:style-name="T2">Присутствие на лекции +4 балла, отсутствие на лекции -4 балла.</text:span></text:p>
      <text:p text:style-name="P2"><text:span text:style-name="T2">Не использовать чужой рабский труд.</text:span></text:p>
      <text:p text:style-name="P3"><text:span text:style-name="T2">Не использовать данные из «помойки».</text:span></text:p>
      <text:p text:style-name="P4"><text:span text:style-name="T2">За исключением данных с сайтов разработчиков системы.</text:span></text:p>
      <text:p text:style-name="P5"><text:span text:style-name="T2">К экзамену не будут доп. студенты имеющие отриц. рейтинг (лекц + лаб).</text:span></text:p>
      <text:p text:style-name="P6"><text:span text:style-name="T2">Подготовить </text:span><text:span text:style-name="T4">к экзамену </text:span><text:span text:style-name="T2">бомбы </text:span><text:span text:style-name="T5">(флешка с решением всех задач)</text:span><text:span text:style-name="T2">.</text:span></text:p>
      <text:p text:style-name="P7"><text:span text:style-name="T2">Условие автомата: средний рейтинг студента к экзамену выше среднего рейтинга группы, который формируется путём выбрасывание отрицательных оценок (сумма полож / все полож). </text:span><text:span text:style-name="T6">По приходу на экзамен студенту будет задаваться вопрос за какой оценкой он пришёл. </text:span><text:span text:style-name="T7">Если оценка совпадает с рейтингом – автомат. Если же не совпадает, то студенту может быть предложена та оценка, которая выставлена преподавателем.</text:span></text:p>
      <text:p text:style-name="P8"><text:span text:style-name="T7">В </text:span><text:span text:style-name="T2">процессе лекций будут задаваться упражнения разной стоимости. Ответы на эти упражнения к определённому сроку должны быть присланы на почту </text:span><text:a xlink:type="simple" xlink:href="mailto:zubovich@mail.ru" text:style-name="Internet_20_link" text:visited-style-name="Visited_20_Internet_20_Link"><text:span text:style-name="Source_20_Text"><text:span text:style-name="T2">zubovich@mail.ru</text:span></text:span></text:a><text:span text:style-name="T2">.</text:span></text:p>
      <text:p text:style-name="P8"><text:span text:style-name="T2"/></text:p>
      <text:p text:style-name="P8"><text:span text:style-name="T2">Упражнение 1:</text:span></text:p>
      <text:p text:style-name="P8"><text:span text:style-name="T2">Как вы думаете, какую песню из репертуара Beatles можно назвать самой программистской.</text:span></text:p>
      <text:p text:style-name="P11"><text:span text:style-name="T2">Money (That’s all I want)</text:span></text:p>
      <text:p text:style-name="P8"><text:span text:style-name="T2"/></text:p>
      <text:p text:style-name="P9"><text:span text:style-name="T2">Упражнение 2:</text:span></text:p>
      <text:p text:style-name="P9"><text:span text:style-name="T2">Используя ассоциативный подход и дедуктивный метод какой существует связь между Владимир Маяковским, </text:span><text:span text:style-name="T9">г</text:span><text:span text:style-name="T2">руппой Deep Purple и Зубовичем К.</text:span><text:span text:style-name="T8">А.</text:span></text:p>
      <text:p text:style-name="P9"><text:span text:style-name="T8"/></text:p>
      <text:p text:style-name="P12"><text:span text:style-name="T8">У</text:span><text:span text:style-name="T2">пражнение 3:</text:span></text:p>
      <text:p text:style-name="P12"><text:span text:style-name="T2">Осёл, знающий дорогу, стоит большего, чем прорицатель, бр</text:span><text:span text:style-name="T10">е</text:span><text:span text:style-name="T2">дущий наугад.</text:span></text:p>
      <text:p text:style-name="P12"><text:span text:style-name="T2"/></text:p>
      <text:p text:style-name="P18"><text:span text:style-name="T2">Упражнение 4:</text:span></text:p>
      <text:p text:style-name="P18"><text:span text:style-name="T2">Указать первоисточник этого толкования.</text:span></text:p>
      <text:p text:style-name="P23"/>
      <text:p text:style-name="P23"><text:span text:style-name="T2">Упражнение 5:</text:span></text:p>
      <text:p text:style-name="P23"><text:span text:style-name="T2">В толковании 8 сказано о предоставлении пользователю определённого сервиса. Кто или что является пользователем?</text:span></text:p>
      <text:p text:style-name="P23"><text:span text:style-name="T17"/></text:p>
      <text:p text:style-name="P31"><text:span text:style-name="T17">У</text:span><text:span text:style-name="T2">пражнение 6:</text:span></text:p>
      <text:p text:style-name="P31"><text:span text:style-name="T2">Указать первоисточник в котором говориться о принципах хорошего рассказывания. О принципе ограничения контекста. О делении проблемы на не более чем 6 частей и про белоснежку и 7 гномов.</text:span></text:p>
      <text:p text:style-name="P18"><text:span text:style-name="T2"/></text:p>
      <text:p text:style-name="P10"><text:span text:style-name="T8">Д</text:span><text:span text:style-name="T2">о 13 сентября.</text:span></text:p>
      <text:p text:style-name="P10"><text:span text:style-name="T2"/></text:p>
      <text:p text:style-name="P12"><text:span text:style-name="T2">Лекция №1 (Водяная)</text:span></text:p>
      <text:p text:style-name="P13"><text:span text:style-name="T2">Толкование 1: под системой будем понимать совокупность взаимосвязанных и взаимодействующих между собой элементов, которая характеризуется некоторым строго определённым функционалом, причём добавление, удаление или изменение элементов приводит к разрушению системы или появлению новой системы.</text:span></text:p>
      <text:p text:style-name="P14"><text:span text:style-name="T2">Толкование 2. Под информационной системой (системой обработки данных) т. е. под системой создания, хранения и передачи данных будем понимать совокупность взаимосвязанных и взаимодействующих между собой устройств, программных средств генерации, хранения и передачи данных, а также административных установлений, документации и персонала, осуществляющего управление устройствами и программным обеспечением.</text:span></text:p>
      <text:p text:style-name="P15"><text:span text:style-name="T22">Explanation 3. The name </text:span><text:span text:style-name="T24">information </text:span><text:span text:style-name="T22">has some senses:</text:span></text:p>
      <text:p text:style-name="P15"><text:span text:style-name="T22">1. A message received, and understood</text:span></text:p>
      <text:p text:style-name="P15"><text:soft-page-break/><text:span text:style-name="T22">2. Knowledge acquired through study or experience or instruction.</text:span></text:p>
      <text:p text:style-name="P15"><text:span text:style-name="T22">3. A collection of facts from which conclusions </text:span><text:span text:style-name="T23">may be </text:span><text:span text:style-name="T22">droned.</text:span></text:p>
      <text:p text:style-name="P16"><text:span text:style-name="T2">Толкование 4.</text:span><text:span text:style-name="T22"> </text:span><text:span text:style-name="T11">Информация не может быть создана, передана, получена или сохранена в чистом виде. Средствами передачи данных являются каналы связи. </text:span><text:span text:style-name="T12">Информация, которая создана </text:span><text:span text:style-name="T13">хранится и меняется и передаётся с использованием вычислительной техники будем называть данным.</text:span></text:p>
      <text:p text:style-name="P17"><text:span text:style-name="T2">Толкование 5. Разработка программного обеспечения – выпущеный из волшебной электронной лампы джин, который скитается по свету и повсюду отравляет жизнь разработчиков систем.</text:span></text:p>
      <text:p text:style-name="P19"><text:span text:style-name="T2">Толкование 6. В данном курсе лекций программа – последовательность команд или операторов, </text:span><text:span text:style-name="T14">которая после расшифровки её вычислительной машиной может заставить эту машину выполнить определённую работу.</text:span></text:p>
      <text:p text:style-name="P20"><text:span text:style-name="T14">Т</text:span><text:span text:style-name="T2">олкование 7. </text:span><text:span text:style-name="T15">Вычислительная машина – это устройство, которое автоматически и непрерывно производит вычисления, выбирая свои действия из множества заранее установленных команд.</text:span></text:p>
      <text:p text:style-name="P21"><text:span text:style-name="T15">У</text:span><text:span text:style-name="T2">ниверсальная вычислительная машина – эта ВМ, команды которой записаны в память и могут быть быстро заменены другими командами без инженерного вмешательства человека.</text:span></text:p>
      <text:p text:style-name="P21"><text:span text:style-name="T2">Толкование 8. </text:span><text:span text:style-name="T16">Операционная система – совокупность программных и аппаратных средств, предназначенных для управления устройствами ЭВМ и для предоставления пользователям определённого сервиса, по управлению этими средствами.</text:span></text:p>
      <text:list xml:id="list703513997" text:style-name="L1">
        <text:list-item>
          <text:p text:style-name="P22"><text:span text:style-name="T2">Файловая система</text:span></text:p>
        </text:list-item>
        <text:list-item>
          <text:p text:style-name="P22"><text:span text:style-name="T2">Базовая система ввода-вывода</text:span></text:p>
        </text:list-item>
        <text:list-item>
          <text:p text:style-name="P22"><text:span text:style-name="T2">Программный язык</text:span></text:p>
        </text:list-item>
      </text:list>
      <text:p text:style-name="P24"><text:span text:style-name="T2">Замечание. В том, что называется «разработка программного обеспечения» существуют некоторые правила хорошего тона, которым следует подчиняться. </text:span><text:span text:style-name="T18">Эти правила, которые будут искаться в ваших ответах, следующие:</text:span></text:p>
      <text:list xml:id="list1436284621" text:style-name="L3">
        <text:list-item>
          <text:p text:style-name="P25"><text:span text:style-name="T2">Принцип хорошего рассказывания. Для того чтобы достичь необходимого понимания от собеседника, необходимо следовать шагам</text:span></text:p>
          <text:list>
            <text:list-item>
              <text:p text:style-name="P25"><text:span text:style-name="T2">Расскажи о чём будешь рассказывать</text:span></text:p>
            </text:list-item>
            <text:list-item>
              <text:p text:style-name="P25"><text:span text:style-name="T2">Рассказывай</text:span></text:p>
            </text:list-item>
            <text:list-item>
              <text:p text:style-name="P25"><text:span text:style-name="T2">Расскажи о чём рассказал</text:span></text:p>
            </text:list-item>
          </text:list>
        </text:list-item>
        <text:list-item>
          <text:p text:style-name="P25"><text:span text:style-name="T2">Разделяй и властвуй. </text:span><text:span text:style-name="T19">Предполагает, что при рассмотрении той или иной проблемы, проблема разбивается на не более, чем 6 частей, причём из этих частей выбирается самая значимая проблема, осуществляются разборки с этой проблемой до тех пор, пока она полностью не решена. После этого осуществляется возвращение к оставшимся нерешённым проблемам.</text:span></text:p>
        </text:list-item>
        <text:list-item>
          <text:p text:style-name="P26"><text:span text:style-name="T2">Ограничение контекста. </text:span><text:span text:style-name="T20">Предполагает, что в случае рассмотрения той или иной проблемы решение необходимо начинать со слов </text:span><text:span text:style-name="T1">если</text:span><text:span text:style-name="T20">: «Если рассматривать такой контекст, то проблему нужно решать так, если контекст изменился, то нужно решать по-другому».</text:span></text:p>
        </text:list-item>
        <text:list-item>
          <text:p text:style-name="P27"><text:span text:style-name="T2">Правило трёх компасов. </text:span><text:span text:style-name="T20">При движении в каком-либо направлении на корабле должно быть три компаса (если два компаса, то в этом случае если один сломается не будем знать куда направиться).</text:span></text:p>
          <text:list>
            <text:list-item>
              <text:p text:style-name="P28"><text:span text:style-name="T20">С</text:span><text:span text:style-name="T2">редства массовой информации. «</text:span><text:span text:style-name="T21">п</text:span><text:span text:style-name="T2">омойка», газеты, журналы, книги, </text:span><text:span text:style-name="T21">преподаватели.</text:span></text:p>
            </text:list-item>
            <text:list-item>
              <text:p text:style-name="P29"><text:span text:style-name="T2">Здравый смысл.</text:span></text:p>
            </text:list-item>
            <text:list-item>
              <text:p text:style-name="P30"><text:span text:style-name="T2">Результаты выполнения задач с использованием вычислительной техники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ans" style:font-family-complex="'Liberation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7:44:33.017494035</meta:creation-date>
    <dc:date>2022-09-06T18:49:40.237594377</dc:date>
    <meta:editing-duration>PT54M35S</meta:editing-duration>
    <meta:editing-cycles>46</meta:editing-cycles>
    <meta:generator>LibreOffice/7.3.4.2$Linux_X86_64 LibreOffice_project/30$Build-2</meta:generator>
    <meta:document-statistic meta:table-count="0" meta:image-count="0" meta:object-count="0" meta:page-count="2" meta:paragraph-count="50" meta:word-count="687" meta:character-count="5177" meta:non-whitespace-character-count="4547"/>
  </office:meta>
</office:document-meta>
</file>